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A0000000D6A89DF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dsd</text:p>
      <text:p text:style-name="Standard">q</text:p>
      <text:p text:style-name="Standard">sdqsds</text:p>
      <text:p text:style-name="Standard"><draw:frame draw:style-name="fr1" draw:name="Image1" text:anchor-type="paragraph" svg:width="0.212cm" svg:height="0.275cm" draw:z-index="0"><draw:image xlink:href="Pictures/100000000000000A0000000D6A89DF02.png" xlink:type="simple" xlink:show="embed" xlink:actuate="onLoad"/></draw:frame></text:p>
      <text:p text:style-name="Standard"/>
      <text:p text:style-name="Standard"><draw:frame draw:style-name="fr1" draw:name="Image2" text:anchor-type="paragraph" svg:width="0.212cm" svg:height="0.275cm" draw:z-index="1"><draw:image xlink:href="Pictures/100000000000000A0000000D6A89DF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1-09T11:44:33</meta:creation-date>
    <dc:date>2007-11-09T11:45:18</dc:date>
    <meta:editing-cycles>1</meta:editing-cycles>
    <meta:editing-duration>PT46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3" meta:word-count="3" meta:character-count="12"/>
  </office:meta>
</office:document-meta>
</file>